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5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3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</text:p>
          </table:table-cell>
          <table:table-cell table:number-columns-repeated="2"/>
          <table:table-cell table:style-name="ce6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style-name="ce3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table:style-name="ce3"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ree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table:style-name="ce3" office:value-type="string" calcext:value-type="string">
            <text:p>Lickitung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table:style-name="ce3" office:value-type="string" calcext:value-type="string">
            <text:p>Phanp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karmory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table:style-name="ce3"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Ekan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arfetch'd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ppi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irafari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glett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Zub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9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20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 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 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 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Seaking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2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pro-3f</text:p>
          </table:table-cell>
          <table:table-cell table:style-name="ce3" office:value-type="string" calcext:value-type="string">
            <text:p>Meditit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table:style-name="ce3" office:value-type="string" calcext:value-type="string">
            <text:p>Bidoo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Zub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Abso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table:style-name="ce3" office:value-type="string" calcext:value-type="string">
            <text:p>Makuhita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Bronz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bro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ara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Weed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Kakun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Beedril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2"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style-name="ce3" office:value-type="string" calcext:value-type="string">
            <text:p>Caterpi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Pineco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style-name="ce12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main</text:p>
          </table:table-cell>
          <table:table-cell table:style-name="ce12" office:value-type="string" calcext:value-type="string">
            <text:p>Cherubi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Caterp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Weed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Metapo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Kakuna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ara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Venona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utterfre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Beedri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Scyth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insi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Caterpi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Weed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Metapod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Kakun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ara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Venonat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utterfre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Beedril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Beautifl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Pins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Koffing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Gastl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Rattata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igzago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Spind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Mediti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Chato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sp</text:p>
          </table:table-cell>
          <table:table-cell office:value-type="string" calcext:value-type="string">
            <text:p>Ho-oh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table:style-name="ce3"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Lugia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Groudon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Rayquaza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gn-mort-1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gn-mort-1f2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table:style-name="ce3" office:value-type="string" calcext:value-type="string">
            <text:p>Geodud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Geodud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chop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Abso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Bronzo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style-name="ce3"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winub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winub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elibird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yn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Slowpok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dngn-road-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dngn-road-2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dngn-road-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12"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Rhyhorn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table:style-name="ce3"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angel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pidash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teel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Donphan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Abso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kuhit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Bronzor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Chingling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Moltre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raveler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92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upita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sdreavus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Phanpy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Teddiurs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bsol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Bronzor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Natu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Aipom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Sneasel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Donphan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Ursar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isdreavus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Larvita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kach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ikachu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ricket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Noctowl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Ariado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ian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eed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hroomis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dig</text:p>
          </table:table-cell>
          <table:table-cell table:style-name="ce3" office:value-type="string" calcext:value-type="string">
            <text:p>Chingling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table:style-name="ce3"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Zuba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eodud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table:style-name="ce3"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ersia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chok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olbat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arasec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ton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arasect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Magneton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Golbat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lectrode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obbuffet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2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ewtwo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table:style-name="ce3" office:value-type="string" calcext:value-type="string">
            <text:p>Zub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10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table:style-name="ce3" office:value-type="string" calcext:value-type="string">
            <text:p>Golduc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table:style-name="ce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 table:number-rows-repeated="10463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7T22:51:23.336254285</dc:date>
    <meta:editing-duration>P1DT17H27M15S</meta:editing-duration>
    <meta:editing-cycles>268</meta:editing-cycles>
    <meta:generator>LibreOffice/7.3.7.2$Linux_X86_64 LibreOffice_project/30$Build-2</meta:generator>
    <meta:document-statistic meta:table-count="1" meta:cell-count="15737" meta:object-count="0"/>
  </office:meta>
</office:document-meta>
</file>